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78.51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 table:number-rows-repeated="6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DB.A1:DB.O1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23:04:48.201348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23:05:26.093577945</dc:date>
    <meta:editing-duration>PT4H52M58S</meta:editing-duration>
    <meta:editing-cycles>70</meta:editing-cycles>
    <meta:generator>LibreOffice/5.1.6.2$Linux_X86_64 LibreOffice_project/10m0$Build-2</meta:generator>
    <meta:document-statistic meta:table-count="1" meta:cell-count="2565" meta:object-count="0"/>
  </office:meta>
</office:document-meta>
</file>